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877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2.6953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1.8583in"/>
    </style:style>
    <style:style style:name="co12" style:family="table-column">
      <style:table-column-properties fo:break-before="auto" style:column-width="1.7516in"/>
    </style:style>
    <style:style style:name="co13" style:family="table-column">
      <style:table-column-properties fo:break-before="auto" style:column-width="1.7402in"/>
    </style:style>
    <style:style style:name="co14" style:family="table-column">
      <style:table-column-properties fo:break-before="auto" style:column-width="1.7728in"/>
    </style:style>
    <style:style style:name="co15" style:family="table-column">
      <style:table-column-properties fo:break-before="auto" style:column-width="1.7299in"/>
    </style:style>
    <style:style style:name="co16" style:family="table-column">
      <style:table-column-properties fo:break-before="auto" style:column-width="1.9118in"/>
    </style:style>
    <style:style style:name="co17" style:family="table-column">
      <style:table-column-properties fo:break-before="auto" style:column-width="2.148in"/>
    </style:style>
    <style:style style:name="co18" style:family="table-column">
      <style:table-column-properties fo:break-before="auto" style:column-width="1.9661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oD Janu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2"/>
        <table:table-column table:style-name="co7" table:default-cell-style-name="ce7"/>
        <table:table-column table:style-name="co6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6-01-01_january-1</text:p>
          </table:table-cell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6-01-02_january-2</text:p>
          </table:table-cell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6-01-03_january-3</text:p>
          </table:table-cell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6-01-04_january-4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1-05_kingdom-of-days-january-5-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1-06_kingdom-of-days-january-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1-07_kingdom-of-days-january-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1-08_kingdom-of-days-january-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1-09_kingdom-of-days-january-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1-10_kingdom-of-days-january-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1-11_kingdom-of-days-january-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1-12_kingdom-of-days-january-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1-13_kingdom-of-days-january-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1-14_kingdom-of-days-january-14-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1-15_kingdom-of-days-january-15-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1-16_kingdom-of-days-january-16-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1-17_kingdom-of-days-january-17-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1-18_kingdom-of-days-january-18-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1-19_kingdom-of-days-january-19-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1-20_kingdom-of-days-january-20-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1-21_kingdom-of-days-january-21-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1-22_kingdom-of-days-january-22-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1-23_kingdom-of-days-january-23-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1-24_kingdom-of-days-january-24-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1-25_kingdom-of-days-january-25-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1-26_kingdom-of-days-january-26-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1-27_kingdom-of-days-january-27-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1-28_kingdom-of-days-january-28-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1-29_kingdom-of-days-january-29-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1-30_kingdom-of-days-january-30-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01-31_kingdom-of-days-january-31-2</text:p>
          </table:table-cell>
          <table:table-cell table:number-columns-repeated="7"/>
        </table:table-row>
      </table:table>
      <table:table table:name="KoD February" table:style-name="ta1">
        <table:table-column table:style-name="co1" table:default-cell-style-name="Default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ce7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2-01_kingdom-of-days-february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2-02_kingdom-of-days-february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2-03_kingdom-of-days-february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2-04_kingdom-of-days-february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2-05_kingdom-of-days-february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2-06_kingdom-of-days-february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2-07_kingdom-of-days-february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2-08_kingdom-of-days-february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2-09_kingdom-of-days-february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2-10_kingdom-of-days-february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2-11_kingdom-of-days-february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2-12_kingdom-of-days-february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2-13_kingdom-of-days-february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2-14_kingdom-of-days-february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2-15_kingdom-of-days-february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2-16_kingdom-of-days-february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2-17_kingdom-of-days-february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2-18_kingdom-of-days-february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2-19_kingdom-of-days-february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2-20_kingdom-of-days-february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2-21_kingdom-of-days-february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2-22_kingdom-of-days-february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2-23_kingdom-of-days-february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2-24_kingdom-of-days-february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2-25_kingdom-of-days-february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2-26_kingdom-of-days-february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2-27_kingdom-of-days-february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2-28_kingdom-of-days-february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2025-02-28_kingdom-of-days-february-29-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</table:table>
      <table:table table:name="KoD March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1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3-01_kingdom-of-days-march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3-02_kingdom-of-days-march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3-03_kingdom-of-days-march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3-04_kingdom-of-days-march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3-05_kingdom-of-days-march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3-06_kingdom-of-days-march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3-07_kingdom-of-days-march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3-08_kingdom-of-days-march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3-09_kingdom-of-days-march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3-10_kingdom-of-days-march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3-11_kingdom-of-days-march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3-12_kingdom-of-days-march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3-13_kingdom-of-days-march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3-14_kingdom-of-days-march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3-15_kingdom-of-days-march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3-16_kingdom-of-days-march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3-17_kingdom-of-days-march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3-18_kingdom-of-days-march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3-19_kingdom-of-days-march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3-20_kingdom-of-days-march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3-21_kingdom-of-days-march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3-22_kingdom-of-days-march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3-23_kingdom-of-days-march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3-24_kingdom-of-days-march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3-25_kingdom-of-days-march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3-26_kingdom-of-days-march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3-27_kingdom-of-days-march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3-28_kingdom-of-days-march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3-29_kingdom-of-days-march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3-30_kingdom-of-days-march-30-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03-31_kingdom-of-days-march-31-2</text:p>
          </table:table-cell>
          <table:table-cell table:number-columns-repeated="6"/>
        </table:table-row>
      </table:table>
      <table:table table:name="KoD April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2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4-01_kingdom-of-days-april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4-02_kingdom-of-days-april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4-03_kingdom-of-days-april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4-04_kingdom-of-days-april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4-05_kingdom-of-days-april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4-06_kingdom-of-days-april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4-07_kingdom-of-days-april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4-08_kingdom-of-days-april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4-09_kingdom-of-days-april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4-10_kingdom-of-days-april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4-11_kingdom-of-days-april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4-12_kingdom-of-days-april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4-13_kingdom-of-days-april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4-14_kingdom-of-days-april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4-15_kingdom-of-days-april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4-16_kingdom-of-days-april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4-17_kingdom-of-days-april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4-18_kingdom-of-days-april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4-19_kingdom-of-days-april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4-20_kingdom-of-days-april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4-21_kingdom-of-days-april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4-22_kingdom-of-days-april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4-23_kingdom-of-days-april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4-24_kingdom-of-days-april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4-25_kingdom-of-days-april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4-26_kingdom-of-days-april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4-27_kingdom-of-days-april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4-28_kingdom-of-days-april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4-29_kingdom-of-days-april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4-30_kingdom-of-days-april-30-2</text:p>
          </table:table-cell>
          <table:table-cell table:number-columns-repeated="6"/>
        </table:table-row>
      </table:table>
      <table:table table:name="KoD May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3" table:default-cell-style-name="ce4"/>
        <table:table-column table:style-name="co5" table:number-columns-repeated="2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5-01_kingdom-of-days-may-1-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5-02_kingdom-of-days-may-2-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5-03_kingdom-of-days-may-3-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5-04_kingdom-of-days-may-4-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5-05_kingdom-of-days-may-5-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5-06_kingdom-of-days-may-6-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5-07_kingdom-of-days-may-7-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5-08_kingdom-of-days-may-8-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5-09_kingdom-of-days-may-9-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5-10_kingdom-of-days-may-10-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5-11_kingdom-of-days-may-11-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5-12_kingdom-of-days-may-12-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5-13_kingdom-of-days-may-13-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5-14_kingdom-of-days-may-14-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5-15_kingdom-of-days-may-15-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5-16_kingdom-of-days-may-16-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5-17_kingdom-of-days-may-17-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5-18_kingdom-of-days-may-18-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5-19_kingdom-of-days-may-19-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5-20_kingdom-of-days-may-20-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5-21_kingdom-of-days-may-21-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5-22_kingdom-of-days-may-22-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5-23_kingdom-of-days-may-23-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5-24_kingdom-of-days-may-24-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5-25_kingdom-of-days-may-25-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5-26_kingdom-of-days-may-26-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5-27_kingdom-of-days-may-27-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5-28_kingdom-of-days-may-28-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5-29_kingdom-of-days-may-29-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5-30_kingdom-of-days-may-30-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05-31_kingdom-of-days-may-31-2</text:p>
          </table:table-cell>
          <table:table-cell table:number-columns-repeated="5"/>
        </table:table-row>
      </table:table>
      <table:table table:name="KoD June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4" table:default-cell-style-name="ce4"/>
        <table:table-column table:style-name="co5" table:number-columns-repeated="2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6-01_kingdom-of-days-june-1-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6-02_kingdom-of-days-june-2-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6-03_kingdom-of-days-june-3-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6-04_kingdom-of-days-june-4-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6-05_kingdom-of-days-june-5-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6-06_kingdom-of-days-june-6-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6-07_kingdom-of-days-june-7-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6-08_kingdom-of-days-june-8-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6-09_kingdom-of-days-june-9-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6-10_kingdom-of-days-june-10-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6-11_kingdom-of-days-june-11-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6-12_kingdom-of-days-june-12-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6-13_kingdom-of-days-june-13-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6-14_kingdom-of-days-june-14-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6-15_kingdom-of-days-june-15-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6-16_kingdom-of-days-june-16-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6-17_kingdom-of-days-june-17-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6-18_kingdom-of-days-june-18-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6-19_kingdom-of-days-june-19-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6-20_kingdom-of-days-june-20-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6-21_kingdom-of-days-june-21-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6-22_kingdom-of-days-june-22-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6-23_kingdom-of-days-june-23-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6-24_kingdom-of-days-june-24-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6-25_kingdom-of-days-june-25-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6-26_kingdom-of-days-june-26-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6-27_kingdom-of-days-june-27-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6-28_kingdom-of-days-june-28-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6-29_kingdom-of-days-june-29-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6-30_kingdom-of-days-june-30-2</text:p>
          </table:table-cell>
          <table:table-cell table:number-columns-repeated="5"/>
        </table:table-row>
      </table:table>
      <table:table table:name="KoD July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7-01_kingdom-of-days-july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7-02_kingdom-of-days-july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7-03_kingdom-of-days-july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7-04_kingdom-of-days-july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7-05_kingdom-of-days-july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7-06_kingdom-of-days-july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7-07_kingdom-of-days-july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7-08_kingdom-of-days-july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7-09_kingdom-of-days-july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7-10_kingdom-of-days-july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7-11_kingdom-of-days-july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7-12_kingdom-of-days-july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7-13_kingdom-of-days-july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7-14_kingdom-of-days-july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7-15_kingdom-of-days-july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7-16_kingdom-of-days-july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7-17_kingdom-of-days-july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7-18_kingdom-of-days-july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7-19_kingdom-of-days-july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7-20_kingdom-of-days-july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7-21_kingdom-of-days-july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7-22_kingdom-of-days-july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7-23_kingdom-of-days-july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7-24_kingdom-of-days-july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7-25_kingdom-of-days-july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7-26_kingdom-of-days-july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7-27_kingdom-of-days-july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7-28_kingdom-of-days-july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7-29_kingdom-of-days-july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7-30_kingdom-of-days-july-30-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07-31_kingdom-of-days-july-31-2</text:p>
          </table:table-cell>
          <table:table-cell table:number-columns-repeated="6"/>
        </table:table-row>
      </table:table>
      <table:table table:name="KoD August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6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8-01_kingdom-of-days-august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8-02_kingdom-of-days-august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8-03_kingdom-of-days-august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8-04_kingdom-of-days-august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8-05_kingdom-of-days-august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8-06_kingdom-of-days-august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8-07_kingdom-of-days-august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8-08_kingdom-of-days-august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8-09_kingdom-of-days-august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8-10_kingdom-of-days-august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8-11_kingdom-of-days-august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8-12_kingdom-of-days-august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8-13_kingdom-of-days-august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8-14_kingdom-of-days-august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8-15_kingdom-of-days-august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8-16_kingdom-of-days-august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8-17_kingdom-of-days-august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8-18_kingdom-of-days-august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8-19_kingdom-of-days-august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8-20_kingdom-of-days-august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8-21_kingdom-of-days-august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8-22_kingdom-of-days-august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8-23_kingdom-of-days-august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8-24_kingdom-of-days-august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8-25_kingdom-of-days-august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8-26_kingdom-of-days-august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8-27_kingdom-of-days-august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8-28_kingdom-of-days-august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8-29_kingdom-of-days-august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8-30_kingdom-of-days-august-30-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08-31_kingdom-of-days-august-31-2</text:p>
          </table:table-cell>
          <table:table-cell table:number-columns-repeated="6"/>
        </table:table-row>
      </table:table>
      <table:table table:name="KoD September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7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09-01_kingdom-of-days-september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09-02_kingdom-of-days-september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09-03_kingdom-of-days-september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09-04_kingdom-of-days-september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09-05_kingdom-of-days-september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09-06_kingdom-of-days-september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09-07_kingdom-of-days-september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09-08_kingdom-of-days-september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09-09_kingdom-of-days-september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09-10_kingdom-of-days-september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09-11_kingdom-of-days-september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09-12_kingdom-of-days-september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09-13_kingdom-of-days-september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09-14_kingdom-of-days-september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09-15_kingdom-of-days-september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09-16_kingdom-of-days-september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09-17_kingdom-of-days-september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09-18_kingdom-of-days-september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09-19_kingdom-of-days-september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09-20_kingdom-of-days-september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09-21_kingdom-of-days-september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09-22_kingdom-of-days-september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09-23_kingdom-of-days-september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09-24_kingdom-of-days-september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09-25_kingdom-of-days-september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09-26_kingdom-of-days-september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09-27_kingdom-of-days-september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09-28_kingdom-of-days-september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09-29_kingdom-of-days-september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09-30_kingdom-of-days-september-30-2</text:p>
          </table:table-cell>
          <table:table-cell table:number-columns-repeated="6"/>
        </table:table-row>
      </table:table>
      <table:table table:name="KoD October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18" table:default-cell-style-name="ce4"/>
        <table:table-column table:style-name="co5" table:number-columns-repeated="2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10-01_kingdom-of-days-october-1-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10-02_kingdom-of-days-october-2-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10-03_kingdom-of-days-october-3-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10-04_kingdom-of-days-october-4-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10-05_kingdom-of-days-october-5-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10-06_kingdom-of-days-october-6-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10-07_kingdom-of-days-october-7-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10-08_kingdom-of-days-october-8-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10-09_kingdom-of-days-october-9-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10-10_kingdom-of-days-october-10-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10-11_kingdom-of-days-october-11-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10-12_kingdom-of-days-october-12-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10-13_kingdom-of-days-october-13-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10-14_kingdom-of-days-october-14-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10-15_kingdom-of-days-october-15-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10-16_kingdom-of-days-october-16-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10-17_kingdom-of-days-october-17-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10-18_kingdom-of-days-october-18-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10-19_kingdom-of-days-october-19-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10-20_kingdom-of-days-october-20-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10-21_kingdom-of-days-october-21-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10-22_kingdom-of-days-october-22-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10-23_kingdom-of-days-october-23-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10-24_kingdom-of-days-october-24-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10-25_kingdom-of-days-october-25-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10-26_kingdom-of-days-october-26-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10-27_kingdom-of-days-october-27-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10-28_kingdom-of-days-october-28-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10-29_kingdom-of-days-october-29-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10-30_kingdom-of-days-october-30-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10-31_kingdom-of-days-october-31-2</text:p>
          </table:table-cell>
          <table:table-cell table:number-columns-repeated="5"/>
        </table:table-row>
      </table:table>
      <table:table table:name="KoD Novemb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9" table:default-cell-style-name="ce4"/>
        <table:table-column table:style-name="co5" table:number-columns-repeated="2" table:default-cell-style-name="ce4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11-01_kingdom-of-days-november-1-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11-02_kingdom-of-days-november-2-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11-03_kingdom-of-days-november-3-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11-04_kingdom-of-days-november-4-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11-05_kingdom-of-days-november-5-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11-06_kingdom-of-days-november-6-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11-07_kingdom-of-days-november-7-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11-08_kingdom-of-days-november-8-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11-09_kingdom-of-days-november-9-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11-14_kingdom-of-days-november-10-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11-14_kingdom-of-days-november-11-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11-14_kingdom-of-days-november-12-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11-14_kingdom-of-days-november-13-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11-14_kingdom-of-days-november-14-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11-15_kingdom-of-days-november-15-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11-16_kingdom-of-days-november-16-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11-17_kingdom-of-days-november-17-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11-18_kingdom-of-days-november-18-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11-19_kingdom-of-days-november-19-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11-20_kingdom-of-days-november-20-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11-21_kingdom-of-days-november-21-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11-22_kingdom-of-days-november-22-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11-23_kingdom-of-days-november-23-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11-24_kingdom-of-days-november-24-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11-25_kingdom-of-days-november-25-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11-26_kingdom-of-days-november-26-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11-27_kingdom-of-days-november-27-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11-28_kingdom-of-days-november-28-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11-29_kingdom-of-days-november-29-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11-30_kingdom-of-days-november-30-2</text:p>
          </table:table-cell>
          <table:table-cell table:number-columns-repeated="6"/>
        </table:table-row>
      </table:table>
      <table:table table:name="KoD December" table:style-name="ta1">
        <table:table-column table:style-name="co1" table:default-cell-style-name="Default"/>
        <table:table-column table:style-name="co2" table:default-cell-style-name="ce4"/>
        <table:table-column table:style-name="co19" table:default-cell-style-name="Default"/>
        <table:table-column table:style-name="co5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older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5-12-01_kingdom-of-days-december-1-2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5-12-02_kingdom-of-days-december-2-2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5-12-03_kingdom-of-days-december-3-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5-12-04_kingdom-of-days-december-4-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5-12-05_kingdom-of-days-december-5-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5-12-06_kingdom-of-days-december-6-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5-12-07_kingdom-of-days-december-7-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5-12-08_kingdom-of-days-december-8-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5-12-09_kingdom-of-days-december-9-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5-12-10_kingdom-of-days-december-10-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5-12-11_kingdom-of-days-december-11-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5-12-12_kingdom-of-days-december-12-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5-12-13_kingdom-of-days-december-13-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5-12-14_kingdom-of-days-december-14-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5-12-15_kingdom-of-days-december-15-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5-12-16_kingdom-of-days-december-16-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5-12-17_kingdom-of-days-december-17-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5-12-18_kingdom-of-days-december-18-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5-12-19_kingdom-of-days-december-19-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5-12-20_kingdom-of-days-december-20-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5-12-21_kingdom-of-days-december-21-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5-12-22_kingdom-of-days-december-22-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5-12-23_kingdom-of-days-december-23-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5-12-24_kingdom-of-days-december-24-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5-12-25_kingdom-of-days-december-25-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5-12-26_kingdom-of-days-december-26-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5-12-27_kingdom-of-days-december-27-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5-12-28_kingdom-of-days-december-28-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5-12-29_kingdom-of-days-december-29-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5-12-30_kingdom-of-days-december-30-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5-12-31_kingdom-of-days-december-31-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 number:truncate-on-overflow="false">
      <number:hours number:style="long"/>
    </number:time-style>
    <number:time-style style:name="N130">
      <number:second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3:34:21.12507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7:19:16.084531600</meta:creation-date>
    <dc:date>2026-01-12T13:38:23.695166500</dc:date>
    <meta:editing-duration>PT1H33M6S</meta:editing-duration>
    <meta:editing-cycles>42</meta:editing-cycles>
    <meta:generator>LibreOffice/25.8.3.2$Windows_X86_64 LibreOffice_project/8ca8d55c161d602844f5428fa4b58097424e324e</meta:generator>
    <meta:document-statistic meta:table-count="12" meta:cell-count="756" meta:object-count="0"/>
  </office:meta>
</office:document-meta>
</file>